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15cm" fo:min-width="9.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5cm" fo:min-width="3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cm" fo:min-width="3.0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51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7.35cm" fo:min-width="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15cm" fo:min-width="7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472cm" fo:min-width="1.822cm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2.322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4.9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95cm" fo:min-width="3.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25cm" fo:min-width="10.7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6cm" svg:height="6.4cm" svg:x="1.7cm" svg:y="21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cm" svg:height="0.8cm" svg:x="6.3cm" svg:y="2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cm" svg:height="0.8cm" svg:x="6.3cm" svg:y="23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cm" svg:height="0.8cm" svg:x="6.3cm" svg:y="24.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8cm" svg:height="0.645cm" svg:x="1.952cm" svg:y="21.8cm">
            <draw:text-box>
              <text:p><text:span text:style-name="T1">Old password</text:span></text:p>
            </draw:text-box>
          </draw:frame>
          <draw:frame draw:style-name="gr4" draw:text-style-name="P2" draw:layer="layout" svg:width="2.801cm" svg:height="0.645cm" svg:x="1.8cm" svg:y="23.655cm">
            <draw:text-box>
              <text:p><text:span text:style-name="T1">New password</text:span></text:p>
            </draw:text-box>
          </draw:frame>
          <draw:frame draw:style-name="gr5" draw:text-style-name="P2" draw:layer="layout" svg:width="3.939cm" svg:height="0.645cm" svg:x="1.761cm" svg:y="24.9cm">
            <draw:text-box>
              <text:p><text:span text:style-name="T1">Retype new password</text:span></text:p>
            </draw:text-box>
          </draw:frame>
        </draw:g>
        <draw:g>
          <draw:custom-shape draw:style-name="gr6" draw:text-style-name="P3" draw:layer="layout" svg:width="3.516cm" svg:height="0.9cm" svg:x="2.801cm" svg:y="26cm">
            <text:p text:style-name="P1"><text:span text:style-name="T2">Change password</text:span></text:p>
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3.516cm" svg:height="0.9cm" svg:x="6.684cm" svg:y="26cm">
            <text:p text:style-name="P1"><text:span text:style-name="T2">Cancel</text:span></text:p>
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4" draw:layer="layout" svg:width="7.1cm" svg:height="5.801cm" svg:x="11.7cm" svg:y="21.901cm">
          <draw:text-box>
            <text:p><text:span text:style-name="T3">The user will be presented with this box If all conditions are met (correct input from user), then the password will successfully change and save once clicked on 'Change password'</text:span></text:p>
            <text:p><text:span text:style-name="T3"/></text:p>
            <text:p><text:span text:style-name="T3">Clicking 'Cancel' will close this.</text:span></text:p>
          </draw:text-box>
        </draw:frame>
        <draw:custom-shape draw:style-name="gr8" draw:text-style-name="P1" draw:layer="layout" svg:width="11.5cm" svg:height="7.6cm" svg:x="2.1cm" svg:y="2.1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7.436cm" svg:height="0.962cm" svg:x="3.8cm" svg:y="2.4cm">
          <draw:text-box>
            <text:p>Delete Item off the menu</text:p>
          </draw:text-box>
        </draw:frame>
        <draw:custom-shape draw:style-name="gr10" draw:text-style-name="P1" draw:layer="layout" svg:width="8.2cm" svg:height="3.4cm" svg:x="3.7cm" svg:y="3.5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7.8cm" svg:height="0.962cm" svg:x="3.9cm" svg:y="3.7cm">
          <draw:text-box>
            <text:p text:style-name="P5"><text:span text:style-name="T4">ID | Menu Item | Price | Type</text:span></text:p>
          </draw:text-box>
        </draw:frame>
        <draw:frame draw:style-name="gr9" draw:text-style-name="P6" draw:layer="layout" svg:width="6.124cm" svg:height="0.839cm" svg:x="2.5cm" svg:y="7.161cm">
          <draw:text-box>
            <text:p text:style-name="P6"><text:span text:style-name="T5">Delete item by entering:</text:span></text:p>
          </draw:text-box>
        </draw:frame>
        <draw:custom-shape draw:style-name="gr12" draw:text-style-name="P7" draw:layer="layout" svg:width="2.4cm" svg:height="0.8cm" svg:x="2.7cm" svg:y="8.3cm">
          <text:p text:style-name="P7"><text:span text:style-name="T5">Item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2.9cm" svg:height="0.8cm" svg:x="6.2cm" svg:y="8.3cm">
          <text:p text:style-name="P7"><text:span text:style-name="T5">Item Nam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4cm" svg:height="0.8cm" svg:x="10.1cm" svg:y="8.3cm">
          <text:p text:style-name="P7"><text:span text:style-name="T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5.1cm" svg:height="6.131cm" svg:x="14.3cm" svg:y="2.6cm">
          <draw:text-box>
            <text:p text:style-name="P6"><text:span text:style-name="T5">The user will have the option to delete an item by entering <text:s/>its ID or name through the buttons 'Item ID' and 'Item Name'.</text:span></text:p>
            <text:p text:style-name="P6"><text:span text:style-name="T5"/></text:p>
            <text:p text:style-name="P6"><text:span text:style-name="T5">Clicking Cancel will close the box</text:span></text:p>
          </draw:text-box>
        </draw:frame>
        <draw:g>
          <draw:custom-shape draw:style-name="gr14" draw:text-style-name="P1" draw:layer="layout" svg:width="6.4cm" svg:height="5.2cm" svg:x="1.8cm" svg:y="10.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5" draw:layer="layout" svg:width="5.2cm" svg:height="1.275cm" svg:x="2.4cm" svg:y="11cm">
            <draw:text-box>
              <text:p><text:span text:style-name="T4">Please enter the <text:s/>ID that you wish to delete</text:span></text:p>
            </draw:text-box>
          </draw:frame>
          <draw:custom-shape draw:style-name="gr16" draw:text-style-name="P1" draw:layer="layout" svg:width="4.4cm" svg:height="1.2cm" svg:x="2.7cm" svg:y="12.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2.4cm" svg:height="0.8cm" svg:x="5.1cm" svg:y="14.7cm">
            <text:p text:style-name="P7"><text:span text:style-name="T5">Canc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7" draw:layer="layout" svg:width="2.4cm" svg:height="0.8cm" svg:x="2.2cm" svg:y="14.8cm">
            <text:p text:style-name="P7"><text:span text:style-name="T5">Dele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1" draw:layer="layout" svg:width="6.4cm" svg:height="5.2cm" svg:x="9.1cm" svg:y="10.8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5.2cm" svg:height="1.787cm" svg:x="9.7cm" svg:y="11cm">
          <draw:text-box>
            <text:p><text:span text:style-name="T4">Please enter the item's name that you wish to delete</text:span></text:p>
          </draw:text-box>
        </draw:frame>
        <draw:custom-shape draw:style-name="gr16" draw:text-style-name="P1" draw:layer="layout" svg:width="4.4cm" svg:height="1.2cm" svg:x="10cm" svg:y="12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4cm" svg:height="0.8cm" svg:x="12.4cm" svg:y="14.7cm">
          <text:p text:style-name="P7"><text:span text:style-name="T5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4cm" svg:height="0.8cm" svg:x="9.5cm" svg:y="14.8cm">
          <text:p text:style-name="P7"><text:span text:style-name="T5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3.2cm" svg:y1="9cm" svg:x2="3.9cm" svg:y2="10.8cm">
          <text:p/>
        </draw:line>
        <draw:line draw:style-name="gr17" draw:text-style-name="P1" draw:layer="layout" svg:x1="7.6cm" svg:y1="9.1cm" svg:x2="10.2cm" svg:y2="10.7cm">
          <text:p/>
        </draw:line>
        <draw:g>
          <draw:custom-shape draw:style-name="gr18" draw:text-style-name="P1" draw:layer="layout" svg:width="11.296cm" svg:height="0.5cm" svg:x="1.504cm" svg:y="18.525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8" draw:layer="layout" svg:width="11.191cm" svg:height="0.725cm" svg:x="1.4cm" svg:y="18.4cm">
            <draw:text-box>
              <text:p><text:span text:style-name="T2">Menu | Change Password</text:span></text:p>
            </draw:text-box>
          </draw:frame>
        </draw:g>
        <draw:line draw:style-name="gr17" draw:text-style-name="P1" draw:layer="layout" svg:x1="6.5cm" svg:y1="19.4cm" svg:x2="8.4cm" svg:y2="2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1:14:41.771000000</meta:creation-date>
    <dc:date>2015-01-13T21:53:16.679000000</dc:date>
    <meta:editing-duration>PT38M32S</meta:editing-duration>
    <meta:editing-cycles>4</meta:editing-cycles>
    <meta:generator>LibreOffice/4.3.2.2$Windows_x86 LibreOffice_project/edfb5295ba211bd31ad47d0bad0118690f76407d</meta:generator>
    <meta:document-statistic meta:object-count="38"/>
  </office:meta>
</office:document-meta>
</file>